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1ce44e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1da53f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f9a01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ce44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ce44e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Roboto" fo:font-size="18pt" officeooo:rsid="001ce44e" officeooo:paragraph-rsid="001ce44e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officeooo:rsid="001ce44e" officeooo:paragraph-rsid="001ce44e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da53f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ce44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officeooo:rsid="000e927d" officeooo:paragraph-rsid="000f9a01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8pt" officeooo:rsid="001da53f" officeooo:paragraph-rsid="001da53f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0c85da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f9a01" officeooo:paragraph-rsid="000f9a01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1ce44e" officeooo:paragraph-rsid="00234591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18fbe9" officeooo:paragraph-rsid="00234591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29" style:family="paragraph" style:parent-style-name="Standard"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31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0c85da" style:font-size-asian="18pt" style:font-weight-asian="bold" style:font-size-complex="18pt" style:font-weight-complex="bold"/>
    </style:style>
    <style:style style:name="T1" style:family="text">
      <style:text-properties officeooo:rsid="000c85d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c85da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fbe9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293a1"/>
    </style:style>
    <style:style style:name="T8" style:family="text">
      <style:text-properties officeooo:rsid="00158134"/>
    </style:style>
    <style:style style:name="T9" style:family="text">
      <style:text-properties officeooo:rsid="00182ecd"/>
    </style:style>
    <style:style style:name="T10" style:family="text">
      <style:text-properties officeooo:rsid="0018fbe9"/>
    </style:style>
    <style:style style:name="T11" style:family="text">
      <style:text-properties officeooo:rsid="0019d779"/>
    </style:style>
    <style:style style:name="T12" style:family="text">
      <style:text-properties officeooo:rsid="0021297a"/>
    </style:style>
    <style:style style:name="T13" style:family="text">
      <style:text-properties officeooo:rsid="0021ba99"/>
    </style:style>
    <style:style style:name="T14" style:family="text">
      <style:text-properties officeooo:rsid="00234591"/>
    </style:style>
    <style:style style:name="T15" style:family="text">
      <style:text-properties fo:font-weight="normal" officeooo:rsid="00234591" style:font-weight-asian="normal" style:font-weight-complex="normal"/>
    </style:style>
    <style:style style:name="T16" style:family="text">
      <style:text-properties fo:font-weight="normal" officeooo:rsid="0021297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3">SPÉCIFICATIONS</text:span><text:span text:style-name="T2"> TECHNIQUES ET FONCTIONNELLES</text:span> </text:p>
      <text:p text:style-name="P2">de la base de données « <text:span text:style-name="T1">Les films préférés des D codeur du lac 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Auteur :</text:span> </text:p>
      <text:p text:style-name="P4">Sylvie, Jean-<text:span text:style-name="T7">P</text:span>hilippe, <text:span text:style-name="T7">Edains, </text:span>Francis, version 1.0</text:p>
      <text:p text:style-name="P4"/>
      <text:p text:style-name="P4"><text:span text:style-name="T6">Date :</text:span> </text:p>
      <text:p text:style-name="P4">30/11/2018</text:p>
      <text:p text:style-name="P5"/>
      <text:p text:style-name="P29"/>
      <text:p text:style-name="P30"><text:soft-page-break/></text:p>
      <text:p text:style-name="P30"/>
      <text:p text:style-name="P30"/>
      <text:p text:style-name="P30"/>
      <text:p text:style-name="P30">Table des matières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10"><text:span text:style-name="T4">1.</text:span> Historique du document</text:p>
      <text:p text:style-name="P10"/>
      <text:p text:style-name="P10"><text:span text:style-name="T4">2.</text:span> Présentation générale</text:p>
      <text:p text:style-name="P10"/>
      <text:p text:style-name="P10"><text:span text:style-name="T4">3. </text:span>Page <text:span text:style-name="T12">d’accueil </text:span>principale</text:p>
      <text:p text:style-name="P21"><text:tab/> </text:p>
      <text:p text:style-name="P15"><text:span text:style-name="T4">4.</text:span> <text:span text:style-name="T14">Interface</text:span> <text:span text:style-name="T12">de recherche / </text:span>résultat</text:p>
      <text:p text:style-name="P15"/>
      <text:p text:style-name="P15"><text:span text:style-name="T4">5. </text:span><text:span text:style-name="T15">Interface</text:span> <text:span text:style-name="T12">de modification de la base de données</text:span></text:p>
      <text:p text:style-name="P14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/>
      <text:p text:style-name="P28"/>
      <text:p text:style-name="P28"/>
      <text:p text:style-name="P32"><text:soft-page-break/></text:p>
      <text:p text:style-name="P32"/>
      <text:p text:style-name="P32"/>
      <text:p text:style-name="P32"/>
      <text:p text:style-name="P24"><text:span text:style-name="T4">1.</text:span> Historique du document</text:p>
      <text:p text:style-name="P7"/>
      <text:p text:style-name="P7"/>
      <text:p text:style-name="P10">Version : 1.0.0</text:p>
      <text:p text:style-name="P10">Nature des changements : Version initiale</text:p>
      <text:p text:style-name="P10">Rédacteurs : Sylvie, Jean-Philippe, <text:span text:style-name="T7">Edains </text:span>et Francis</text:p>
      <text:p text:style-name="P10">Date : 30 novembre 2018</text:p>
      <text:p text:style-name="P10"/>
      <text:p text:style-name="P10"/>
      <text:p text:style-name="P24"><text:span text:style-name="T4">2.</text:span> Présentation générale</text:p>
      <text:p text:style-name="P7"/>
      <text:p text:style-name="P7"/>
      <text:p text:style-name="P10"><text:span text:style-name="T6">Objectifs :</text:span> </text:p>
      <text:p text:style-name="P22">L’ objectif étant de  concevoir les fonctions qui <text:span text:style-name="T8">permettent d’accéder</text:span> <text:span text:style-name="T8">puis modifier une </text:span>base de données <text:span text:style-name="T8">puis développer ses interfaces.</text:span></text:p>
      <text:p text:style-name="P12"/>
      <text:p text:style-name="P10"/>
      <text:p text:style-name="P25"><text:span text:style-name="T4">3.</text:span> Page <text:span text:style-name="T13">d’accueil </text:span>principale</text:p>
      <text:p text:style-name="P10"/>
      <text:p text:style-name="P10"/>
      <text:p text:style-name="P10">La page principale du site se découpe en plusieurs zones.</text:p>
      <text:p text:style-name="P10">La police utilisée est ...</text:p>
      <text:p text:style-name="P10"/>
      <text:p text:style-name="P19"><text:tab/>Zone 1 : Menu haut</text:p>
      <text:p text:style-name="P18">Bloc de couleur # contenant au centre le titre. Possède un bouton « Accueil »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<text:tab/><text:span text:style-name="T9">Zone 2 : Fond du <text:s/>document</text:span></text:p>
      <text:p text:style-name="P23">background image</text:p>
      <text:p text:style-name="P23"><text:s/></text:p>
      <text:p text:style-name="P11"><text:tab/><text:span text:style-name="T9">Zone 3 : Bloc principal de recherche</text:span></text:p>
      <text:p text:style-name="P23">Formulaire de rechercher</text:p>
      <text:p text:style-name="P23"/>
      <text:p text:style-name="P19"><text:tab/>Zone 4 : <text:span text:style-name="T10">Bouton Recherche</text:span></text:p>
      <text:p text:style-name="P10"/>
      <text:p text:style-name="P26"><text:span text:style-name="T5">4.</text:span><text:span text:style-name="T10"> Interface de recherche / résultat</text:span></text:p>
      <text:p text:style-name="P17"/>
      <text:p text:style-name="P17"/>
      <text:p text:style-name="P16"><text:tab/><text:span text:style-name="T1">Zone 1 : Menu haut avec titre décodeur </text:span></text:p>
      <text:p text:style-name="P9"><text:tab/><text:span text:style-name="T9">Zone 2 : Fond du <text:s/>document</text:span></text:p>
      <text:p text:style-name="P9"><text:tab/><text:span text:style-name="T9">Zone 3 : Résultat de la recherche</text:span></text:p>
      <text:p text:style-name="P20"><text:tab/>Zone 4 : <text:span text:style-name="T10">Affiche des films par ligne de deux</text:span></text:p>
      <text:p text:style-name="P20"/>
      <text:p text:style-name="P27"><text:span text:style-name="T4">5. </text:span><text:span text:style-name="T15">Interface</text:span><text:span text:style-name="T4"> </text:span><text:span text:style-name="T16">de modification de la base de données</text:span></text:p>
      <text:p text:style-name="P13"/>
      <text:p text:style-name="P13"/>
      <text:p text:style-name="P16"><text:tab/><text:span text:style-name="T1">Zone 1 : Menu haut</text:span></text:p>
      <text:p text:style-name="P9"><text:tab/><text:span text:style-name="T9">Zone 2 : Fond du <text:s/>document</text:span></text:p>
      <text:p text:style-name="P9"><text:tab/><text:span text:style-name="T11">Zone 3 : Bloc affiche du film à gauche</text:span></text:p>
      <text:p text:style-name="P9"><text:tab/><text:span text:style-name="T11">Zone 4 : Bloc résumé à droite</text:span></text:p>
      <text:p text:style-name="P9"><text:tab/><text:span text:style-name="T11">Zone 5 : Bloc distribution en dessous</text:span></text:p>
      <text:p text:style-name="P9"/>
      <text:p text:style-name="P9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8-12-05T09:22:58.894965882</dc:date>
    <meta:editing-duration>PT1H5M4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4" meta:paragraph-count="44" meta:word-count="251" meta:character-count="1421" meta:non-whitespace-character-count="1185"/>
  </office:meta>
</office:document-meta>
</file>